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8.8783in" svg:y="0.2091in">
            <draw:object draw:notify-on-update-of-ranges="Sheet1.H2:Sheet1.H16 Sheet1.A2:Sheet1.A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7551in" svg:y="4.2118in">
            <draw:object draw:notify-on-update-of-ranges="Sheet1.G2:Sheet1.G16 Sheet1.I2:Sheet1.I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Step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amples/s</text:p>
          </table:table-cell>
          <table:table-cell office:value-type="string" calcext:value-type="string">
            <text:p>LogLo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B2]*10000/[.A2]" office:value-type="float" office:value="234.375" calcext:value-type="float">
            <text:p>23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98" calcext:value-type="float">
            <text:p>198</text:p>
          </table:table-cell>
          <table:table-cell table:formula="of:=[.B2]*10000/[.G2]" office:value-type="float" office:value="151.515151515152" calcext:value-type="float">
            <text:p>152</text:p>
          </table:table-cell>
          <table:table-cell table:formula="of:=LOG([.F2])" office:value-type="float" office:value="-0.346787486224656" calcext:value-type="float">
            <text:p>-0.346787486224656</text:p>
          </table:table-cell>
        </table:table-row>
        <table:table-row table:style-name="ro1">
          <table:table-cell table:formula="of:=4*[.A2]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formula="of:=[.B3]*10000/[.A3]" office:value-type="float" office:value="58.59375" calcext:value-type="float">
            <text:p>59</text:p>
          </table:table-cell>
          <table:table-cell table:formula="of:=2*[.D2]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281" calcext:value-type="float">
            <text:p>281</text:p>
          </table:table-cell>
          <table:table-cell table:formula="of:=[.B3]*10000/[.G3]" office:value-type="float" office:value="106.761565836299" calcext:value-type="float">
            <text:p>107</text:p>
          </table:table-cell>
          <table:table-cell table:formula="of:=LOG([.F3])" office:value-type="float" office:value="-0.292429823902064" calcext:value-type="float">
            <text:p>-0.292429823902064</text:p>
          </table:table-cell>
        </table:table-row>
        <table:table-row table:style-name="ro1">
          <table:table-cell table:formula="of:=4*[.A3]"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table:formula="of:=[.B4]*10000/[.A4]" office:value-type="float" office:value="14.6484375" calcext:value-type="float">
            <text:p>15</text:p>
          </table:table-cell>
          <table:table-cell table:formula="of:=2*[.D3]"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199" calcext:value-type="float">
            <text:p>199</text:p>
          </table:table-cell>
          <table:table-cell table:formula="of:=[.B4]*10000/[.G4]" office:value-type="float" office:value="150.753768844221" calcext:value-type="float">
            <text:p>151</text:p>
          </table:table-cell>
          <table:table-cell table:formula="of:=LOG([.F4])" office:value-type="float" office:value="-0.167491087293764" calcext:value-type="float">
            <text:p>-0.167491087293764</text:p>
          </table:table-cell>
        </table:table-row>
        <table:table-row table:style-name="ro1">
          <table:table-cell table:formula="of:=4*[.A4]"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table:formula="of:=[.B5]*10000/[.A5]" office:value-type="float" office:value="3.662109375" calcext:value-type="float">
            <text:p>4</text:p>
          </table:table-cell>
          <table:table-cell table:formula="of:=2*[.D4]"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103" calcext:value-type="float">
            <text:p>103</text:p>
          </table:table-cell>
          <table:table-cell table:formula="of:=[.B5]*10000/[.G5]" office:value-type="float" office:value="291.26213592233" calcext:value-type="float">
            <text:p>291</text:p>
          </table:table-cell>
          <table:table-cell table:formula="of:=LOG([.F5])" office:value-type="float" office:value="0.133538908370218" calcext:value-type="float">
            <text:p>0.1335389083702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formula="of:=[.B6]*10000/[.A6]" office:value-type="float" office:value="58.59375" calcext:value-type="float">
            <text:p>59</text:p>
          </table:table-cell>
          <table:table-cell table:formula="of:=4*[.D2]"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126" calcext:value-type="float">
            <text:p>126</text:p>
          </table:table-cell>
          <table:table-cell table:formula="of:=[.B6]*10000/[.G6]" office:value-type="float" office:value="238.095238095238" calcext:value-type="float">
            <text:p>238</text:p>
          </table:table-cell>
          <table:table-cell table:formula="of:=LOG([.F6])" office:value-type="float" office:value="-0.283996656365201" calcext:value-type="float">
            <text:p>-0.283996656365201</text:p>
          </table:table-cell>
        </table:table-row>
        <table:table-row table:style-name="ro1">
          <table:table-cell table:formula="of:=4*[.A6]"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table:formula="of:=[.B7]*10000/[.A7]" office:value-type="float" office:value="14.6484375" calcext:value-type="float">
            <text:p>15</text:p>
          </table:table-cell>
          <table:table-cell table:formula="of:=4*[.D6]"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float" office:value="9.28" calcext:value-type="float">
            <text:p>9.28</text:p>
          </table:table-cell>
          <table:table-cell office:value-type="float" office:value="162" calcext:value-type="float">
            <text:p>162</text:p>
          </table:table-cell>
          <table:table-cell table:formula="of:=[.B7]*10000/[.G7]" office:value-type="float" office:value="185.185185185185" calcext:value-type="float">
            <text:p>185</text:p>
          </table:table-cell>
          <table:table-cell table:formula="of:=LOG([.F7])" office:value-type="float" office:value="0.967547976218862" calcext:value-type="float">
            <text:p>0.967547976218862</text:p>
          </table:table-cell>
        </table:table-row>
        <table:table-row table:style-name="ro1">
          <table:table-cell table:formula="of:=4*[.A7]"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table:formula="of:=[.B8]*10000/[.A8]" office:value-type="float" office:value="3.662109375" calcext:value-type="float">
            <text:p>4</text:p>
          </table:table-cell>
          <table:table-cell table:formula="of:=4*[.D7]" office:value-type="float" office:value="0.064" calcext:value-type="float">
            <text:p>0.064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165" calcext:value-type="float">
            <text:p>165</text:p>
          </table:table-cell>
          <table:table-cell table:formula="of:=[.B8]*10000/[.G8]" office:value-type="float" office:value="181.818181818182" calcext:value-type="float">
            <text:p>182</text:p>
          </table:table-cell>
          <table:table-cell table:formula="of:=LOG([.F8])" office:value-type="float" office:value="2.75434833571102" calcext:value-type="float">
            <text:p>2.7543483357110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table:formula="of:=[.B9]*10000/[.A9]" office:value-type="float" office:value="14.6484375" calcext:value-type="float">
            <text:p>15</text:p>
          </table:table-cell>
          <table:table-cell office:value-type="float" office:value="0.004" calcext:value-type="float">
            <text:p>0.004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110" calcext:value-type="float">
            <text:p>110</text:p>
          </table:table-cell>
          <table:table-cell table:formula="of:=[.B9]*10000/[.G9]" office:value-type="float" office:value="272.727272727273" calcext:value-type="float">
            <text:p>273</text:p>
          </table:table-cell>
          <table:table-cell table:formula="of:=LOG([.F9])" office:value-type="float" office:value="-0.167491087293764" calcext:value-type="float">
            <text:p>-0.16749108729376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table:formula="of:=[.B10]*10000/[.A10]" office:value-type="float" office:value="3.662109375" calcext:value-type="float">
            <text:p>4</text:p>
          </table:table-cell>
          <table:table-cell office:value-type="float" office:value="0.016" calcext:value-type="float">
            <text:p>0.016</text:p>
          </table:table-cell>
          <table:table-cell office:value-type="float" office:value="8" calcext:value-type="float">
            <text:p>8</text:p>
          </table:table-cell>
          <table:table-cell office:value-type="float" office:value="11.8" calcext:value-type="float">
            <text:p>11.8</text:p>
          </table:table-cell>
          <table:table-cell office:value-type="float" office:value="109" calcext:value-type="float">
            <text:p>109</text:p>
          </table:table-cell>
          <table:table-cell table:formula="of:=[.B10]*10000/[.G10]" office:value-type="float" office:value="275.229357798165" calcext:value-type="float">
            <text:p>275</text:p>
          </table:table-cell>
          <table:table-cell table:formula="of:=LOG([.F10])" office:value-type="float" office:value="1.07188200730613" calcext:value-type="float">
            <text:p>1.071882007306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B11]*10000/[.A11]" office:value-type="float" office:value="468.75" calcext:value-type="float">
            <text:p>469</text:p>
          </table:table-cell>
          <table:table-cell office:value-type="float" office:value="0.002" calcext:value-type="float">
            <text:p>0.002</text:p>
          </table:table-cell>
          <table:table-cell office:value-type="float" office:value="8" calcext:value-type="float">
            <text:p>8</text:p>
          </table:table-cell>
          <table:table-cell office:value-type="float" office:value="0.34" calcext:value-type="float">
            <text:p>0.34</text:p>
          </table:table-cell>
          <table:table-cell office:value-type="float" office:value="71" calcext:value-type="float">
            <text:p>71</text:p>
          </table:table-cell>
          <table:table-cell table:formula="of:=[.B11]*10000/[.G11]" office:value-type="float" office:value="422.535211267606" calcext:value-type="float">
            <text:p>423</text:p>
          </table:table-cell>
          <table:table-cell table:formula="of:=LOG([.F11])" office:value-type="float" office:value="-0.468521082957745" calcext:value-type="float">
            <text:p>-0.4685210829577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B12]*10000/[.A12]" office:value-type="float" office:value="468.75" calcext:value-type="float">
            <text:p>469</text:p>
          </table:table-cell>
          <table:table-cell office:value-type="float" office:value="0.001" calcext:value-type="float">
            <text:p>0.001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65" calcext:value-type="float">
            <text:p>65</text:p>
          </table:table-cell>
          <table:table-cell table:formula="of:=[.B12]*10000/[.G12]" office:value-type="float" office:value="461.538461538462" calcext:value-type="float">
            <text:p>462</text:p>
          </table:table-cell>
          <table:table-cell table:formula="of:=LOG([.F12])" office:value-type="float" office:value="-0.397940008672038" calcext:value-type="float">
            <text:p>-0.3979400086720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B13]*10000/[.A13]" office:value-type="float" office:value="234.375" calcext:value-type="float">
            <text:p>234</text:p>
          </table:table-cell>
          <table:table-cell office:value-type="float" office:value="0.002" calcext:value-type="float">
            <text:p>0.002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27" calcext:value-type="float">
            <text:p>27</text:p>
          </table:table-cell>
          <table:table-cell table:formula="of:=[.B13]*10000/[.G13]" office:value-type="float" office:value="1111.11111111111" calcext:value-type="float">
            <text:p>1111</text:p>
          </table:table-cell>
          <table:table-cell table:formula="of:=LOG([.F13])" office:value-type="float" office:value="-0.481486060122113" calcext:value-type="float">
            <text:p>-0.4814860601221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B14]*10000/[.A14]" office:value-type="float" office:value="937.5" calcext:value-type="float">
            <text:p>938</text:p>
          </table:table-cell>
          <table:table-cell office:value-type="float" office:value="0.001" calcext:value-type="float">
            <text:p>0.001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.39</text:p>
          </table:table-cell>
          <table:table-cell office:value-type="float" office:value="116" calcext:value-type="float">
            <text:p>116</text:p>
          </table:table-cell>
          <table:table-cell table:formula="of:=[.B14]*10000/[.G14]" office:value-type="float" office:value="258.620689655172" calcext:value-type="float">
            <text:p>259</text:p>
          </table:table-cell>
          <table:table-cell table:formula="of:=LOG([.F14])" office:value-type="float" office:value="-0.408935392973501" calcext:value-type="float">
            <text:p>-0.4089353929735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B15]*10000/[.A15]" office:value-type="float" office:value="937.5" calcext:value-type="float">
            <text:p>938</text:p>
          </table:table-cell>
          <table:table-cell office:value-type="float" office:value="0.002" calcext:value-type="float">
            <text:p>0.002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109" calcext:value-type="float">
            <text:p>109</text:p>
          </table:table-cell>
          <table:table-cell table:formula="of:=[.B15]*10000/[.G15]" office:value-type="float" office:value="275.229357798165" calcext:value-type="float">
            <text:p>275</text:p>
          </table:table-cell>
          <table:table-cell table:formula="of:=LOG([.F15])" office:value-type="float" office:value="-0.568636235841013" calcext:value-type="float">
            <text:p>-0.5686362358410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B16]*10000/[.A16]" office:value-type="float" office:value="117.1875" calcext:value-type="float">
            <text:p>117</text:p>
          </table:table-cell>
          <table:table-cell office:value-type="float" office:value="0.004" calcext:value-type="float">
            <text:p>0.004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table:formula="of:=[.B16]*10000/[.G16]" office:value-type="float" office:value="909.090909090909" calcext:value-type="float">
            <text:p>909</text:p>
          </table:table-cell>
          <table:table-cell table:formula="of:=LOG([.F16])" office:value-type="float" office:value="-0.431798275933005" calcext:value-type="float">
            <text:p>-0.4317982759330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B17]*10000/[.A17]" office:value-type="float" office:value="468.75" calcext:value-type="float">
            <text:p>469</text:p>
          </table:table-cell>
          <table:table-cell office:value-type="float" office:value="0.002" calcext:value-type="float">
            <text:p>0.002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61" calcext:value-type="float">
            <text:p>61</text:p>
          </table:table-cell>
          <table:table-cell table:formula="of:=[.B17]*10000/[.G17]" office:value-type="float" office:value="491.803278688525" calcext:value-type="float">
            <text:p>492</text:p>
          </table:table-cell>
          <table:table-cell table:formula="of:=LOG([.F17])" office:value-type="float" office:value="-0.431798275933005" calcext:value-type="float">
            <text:p>-0.4317982759330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B18]*10000/[.A18]" office:value-type="float" office:value="234.375" calcext:value-type="float">
            <text:p>234</text:p>
          </table:table-cell>
          <table:table-cell office:value-type="float" office:value="0.004" calcext:value-type="float">
            <text:p>0.004</text:p>
          </table:table-cell>
          <table:table-cell office:value-type="float" office:value="8" calcext:value-type="float">
            <text:p>8</text:p>
          </table:table-cell>
          <table:table-cell office:value-type="float" office:value="0.41" calcext:value-type="float">
            <text:p>0.41</text:p>
          </table:table-cell>
          <table:table-cell office:value-type="float" office:value="35" calcext:value-type="float">
            <text:p>35</text:p>
          </table:table-cell>
          <table:table-cell table:formula="of:=[.B18]*10000/[.G18]" office:value-type="float" office:value="857.142857142857" calcext:value-type="float">
            <text:p>857</text:p>
          </table:table-cell>
          <table:table-cell table:formula="of:=LOG([.F18])" office:value-type="float" office:value="-0.387216143280265" calcext:value-type="float">
            <text:p>-0.3872161432802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B19]*10000/[.A19]" office:value-type="float" office:value="117.1875" calcext:value-type="float">
            <text:p>117</text:p>
          </table:table-cell>
          <table:table-cell office:value-type="float" office:value="0.008" calcext:value-type="float">
            <text:p>0.008</text:p>
          </table:table-cell>
          <table:table-cell office:value-type="float" office:value="8" calcext:value-type="float">
            <text:p>8</text:p>
          </table:table-cell>
          <table:table-cell office:value-type="float" office:value="0.46" calcext:value-type="float">
            <text:p>0.46</text:p>
          </table:table-cell>
          <table:table-cell office:value-type="float" office:value="24" calcext:value-type="float">
            <text:p>24</text:p>
          </table:table-cell>
          <table:table-cell table:formula="of:=[.B19]*10000/[.G19]" office:value-type="float" office:value="1250" calcext:value-type="float">
            <text:p>1250</text:p>
          </table:table-cell>
          <table:table-cell table:formula="of:=LOG([.F19])" office:value-type="float" office:value="-0.337242168318426" calcext:value-type="float">
            <text:p>-0.3372421683184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formula="of:=[.B20]*10000/[.A20]" office:value-type="float" office:value="58.59375" calcext:value-type="float">
            <text:p>59</text:p>
          </table:table-cell>
          <table:table-cell office:value-type="float" office:value="0.016" calcext:value-type="float">
            <text:p>0.016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31" calcext:value-type="float">
            <text:p>31</text:p>
          </table:table-cell>
          <table:table-cell table:formula="of:=[.B20]*10000/[.G20]" office:value-type="float" office:value="967.741935483871" calcext:value-type="float">
            <text:p>968</text:p>
          </table:table-cell>
          <table:table-cell table:formula="of:=LOG([.F20])" office:value-type="float" office:value="0.127104798364808" calcext:value-type="float">
            <text:p>0.1271047983648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table:formula="of:=[.B21]*10000/[.A21]" office:value-type="float" office:value="29.296875" calcext:value-type="float">
            <text:p>29</text:p>
          </table:table-cell>
          <table:table-cell office:value-type="float" office:value="0.016" calcext:value-type="float">
            <text:p>0.016</text:p>
          </table:table-cell>
          <table:table-cell office:value-type="float" office:value="8" calcext:value-type="float">
            <text:p>8</text:p>
          </table:table-cell>
          <table:table-cell office:value-type="float" office:value="2.92" calcext:value-type="float">
            <text:p>2.92</text:p>
          </table:table-cell>
          <table:table-cell office:value-type="float" office:value="28" calcext:value-type="float">
            <text:p>28</text:p>
          </table:table-cell>
          <table:table-cell table:formula="of:=[.B21]*10000/[.G21]" office:value-type="float" office:value="1071.42857142857" calcext:value-type="float">
            <text:p>1071</text:p>
          </table:table-cell>
          <table:table-cell table:formula="of:=LOG([.F21])" office:value-type="float" office:value="0.465382851448418" calcext:value-type="float">
            <text:p>0.465382851448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2:30:22.194254431</meta:creation-date>
    <dc:date>2025-10-27T18:42:29.614957293</dc:date>
    <meta:editing-duration>PT20M13S</meta:editing-duration>
    <meta:editing-cycles>2</meta:editing-cycles>
    <meta:generator>LibreOffice/25.2.6.2$Linux_X86_64 LibreOffice_project/40d1a0e1d5bdf1afaeae24d9ece32bbb00fa66a4</meta:generator>
    <meta:document-statistic meta:table-count="1" meta:cell-count="18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svg:x="1.33cm" svg:y="0.18cm" svg:width="14.349cm" svg:height="7.664cm">
          <chart:coordinate-region svg:x="2.346cm" svg:y="0.379cm" svg:width="12.949cm" svg:height="6.818cm"/>
          <chart:axis chart:dimension="x" chart:name="primary-x" chart:style-name="ch3">
            <chart:title svg:x="7.688cm" svg:y="8.024cm" chart:style-name="ch4">
              <text:p><text:span text:style-name="T1">Batch Size</text:span></text:p>
            </chart:title>
          </chart:axis>
          <chart:axis chart:dimension="y" chart:name="primary-y" chart:style-name="ch5">
            <chart:title svg:x="0.451cm" svg:y="4.81cm" chart:style-name="ch6">
              <text:p><text:span text:style-name="T1">Samples/s</text:span></text:p>
            </chart:title>
            <chart:grid chart:style-name="ch7" chart:class="major"/>
          </chart:axis>
          <chart:series chart:style-name="ch8" chart:values-cell-range-address="Sheet1.H2:Sheet1.H16" chart:class="chart:scatter">
            <chart:domain table:cell-range-address="Sheet1.A2:Sheet1.A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2:Sheet1.A16</svg:desc>
                </draw:g>
              </table:table-cell>
              <table:table-cell office:value-type="float" office:value="151.515151515152">
                <text:p>151.515151515152</text:p>
                <draw:g>
                  <svg:desc>Sheet1.H2:Sheet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106.761565836299">
                <text:p>106.761565836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150.753768844221">
                <text:p>150.753768844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291.26213592233">
                <text:p>291.26213592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238.095238095238">
                <text:p>238.095238095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185.185185185185">
                <text:p>185.185185185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181.818181818182">
                <text:p>181.818181818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272.727272727273">
                <text:p>272.727272727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275.229357798165">
                <text:p>275.229357798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422.535211267606">
                <text:p>422.535211267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461.538461538462">
                <text:p>461.538461538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1111.11111111111">
                <text:p>1111.1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58.620689655172">
                <text:p>258.620689655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75.229357798165">
                <text:p>275.229357798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909.090909090909">
                <text:p>909.0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0.244cm" svg:y="0.179cm" svg:width="15.52cm" svg:height="8.19cm">
          <chart:coordinate-region svg:x="1.088cm" svg:y="0.378cm" svg:width="14.387cm" svg:height="7.792cm"/>
          <chart:axis chart:dimension="x" chart:name="primary-x" chart:style-name="ch3">
            <chart:title svg:x="7.594cm" svg:y="8.44cm" chart:style-name="ch4">
              <text:p><text:span text:style-name="T1">Time</text:span></text:p>
            </chart:title>
          </chart:axis>
          <chart:axis chart:dimension="y" chart:name="primary-y" chart:style-name="ch5">
            <chart:title svg:x="0cm" svg:y="4.976cm" chart:style-name="ch6">
              <text:p><text:span text:style-name="T1">Log Loss</text:span></text:p>
            </chart:title>
            <chart:grid chart:style-name="ch7" chart:class="major"/>
          </chart:axis>
          <chart:series chart:style-name="ch8" chart:values-cell-range-address="Sheet1.I2:Sheet1.I16" chart:class="chart:scatter">
            <chart:domain table:cell-range-address="Sheet1.G2:Sheet1.G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">
                <text:p>198</text:p>
                <draw:g>
                  <svg:desc>Sheet1.G2:Sheet1.G16</svg:desc>
                </draw:g>
              </table:table-cell>
              <table:table-cell office:value-type="float" office:value="-0.346787486224656">
                <text:p>-0.346787486224656</text:p>
                <draw:g>
                  <svg:desc>Sheet1.I2:Sheet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1">
                <text:p>281</text:p>
              </table:table-cell>
              <table:table-cell office:value-type="float" office:value="-0.292429823902064">
                <text:p>-0.292429823902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-0.167491087293764">
                <text:p>-0.167491087293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">
                <text:p>103</text:p>
              </table:table-cell>
              <table:table-cell office:value-type="float" office:value="0.133538908370218">
                <text:p>0.133538908370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-0.283996656365201">
                <text:p>-0.283996656365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">
                <text:p>162</text:p>
              </table:table-cell>
              <table:table-cell office:value-type="float" office:value="0.967547976218862">
                <text:p>0.967547976218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">
                <text:p>165</text:p>
              </table:table-cell>
              <table:table-cell office:value-type="float" office:value="2.75434833571102">
                <text:p>2.75434833571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-0.167491087293764">
                <text:p>-0.167491087293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">
                <text:p>109</text:p>
              </table:table-cell>
              <table:table-cell office:value-type="float" office:value="1.07188200730613">
                <text:p>1.07188200730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-0.468521082957745">
                <text:p>-0.468521082957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-0.397940008672038">
                <text:p>-0.397940008672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0.481486060122113">
                <text:p>-0.481486060122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-0.408935392973501">
                <text:p>-0.408935392973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">
                <text:p>109</text:p>
              </table:table-cell>
              <table:table-cell office:value-type="float" office:value="-0.568636235841013">
                <text:p>-0.568636235841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-0.431798275933005">
                <text:p>-0.431798275933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